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1.636cm" svg:y="1.002cm">
            <draw:object draw:notify-on-update-of-ranges="Feuille1.C6:Feuille1.C20 Feuille1.D6:Feuille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.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.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3"/>
          <table:table-cell table:formula="of:=SUM([.D6:.D20])" office:value-type="float" office:value="26.89" calcext:value-type="float">
            <text:p>26.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ESPERANCE MORALE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.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.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table:number-columns-repeated="3"/>
          <table:table-cell table:formula="of:=SUM([.D28:.D42])" office:value-type="float" office:value="26.89" calcext:value-type="float">
            <text:p>26.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Critère de Kelly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80.03" calcext:value-type="float">
            <text:p>-80.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7.71" calcext:value-type="float">
            <text:p>-87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124.13" calcext:value-type="float">
            <text:p>124.1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6,32</text:p>
          </table:table-cell>
        </table:table-row>
        <table:table-row table:style-name="ro1">
          <table:table-cell table:number-columns-repeated="3"/>
          <table:table-cell table:formula="of:=SUM([.D50:.D64])" office:value-type="float" office:value="-0.379999999999995" calcext:value-type="float">
            <text:p>-0.3799999999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6:03:53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8-12T16:28:51.774000000</dc:date>
    <meta:editing-duration>PT2H50M11S</meta:editing-duration>
    <meta:editing-cycles>5</meta:editing-cycles>
    <meta:generator>LibreOffice/7.0.3.1$Windows_X86_64 LibreOffice_project/d7547858d014d4cf69878db179d326fc3483e082</meta:generator>
    <meta:document-statistic meta:table-count="1" meta:cell-count="8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5cm" svg:y="4.205cm" style:legend-expansion="high" chart:style-name="ch2"/>
        <chart:plot-area chart:style-name="ch3" table:cell-range-address="Feuille1.C6:Feuille1.D20" chart:data-source-has-labels="column" svg:x="0.32cm" svg:y="0.18cm" svg:width="12.965cm" svg:height="8.64cm">
          <chart:coordinate-region svg:x="1.083cm" svg:y="0.375cm" svg:width="12.007cm" svg:height="8.25cm"/>
          <chart:axis chart:dimension="x" chart:name="primary-x" chart:style-name="ch4" chartooo:axis-type="auto">
            <chartooo:date-scale/>
            <chart:categories table:cell-range-address="Feuille1.C6:Feuille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2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C6:Feuille1.C20</svg:desc>
                </draw:g>
              </table:table-cell>
              <table:table-cell office:value-type="float" office:value="-16.34">
                <text:p>-16.34</text:p>
                <draw:g>
                  <svg:desc>Feuille1.D6:Feuille1.D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5.93">
                <text:p>-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